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style:style>
    <style:style style:name="P2" style:parent-style-name="Paragraphedeliste" style:list-style-name="LFO1" style:family="paragraph"/>
    <style:style style:name="P3" style:parent-style-name="Paragraphedeliste" style:list-style-name="LFO1" style:family="paragraph"/>
    <style:style style:name="P4" style:parent-style-name="Paragraphedeliste" style:list-style-name="LFO1" style:family="paragraph"/>
    <style:style style:name="P5" style:parent-style-name="Paragraphedeliste" style:list-style-name="LFO1" style:family="paragraph"/>
    <style:style style:name="P6" style:parent-style-name="Paragraphedeliste" style:list-style-name="LFO1" style:family="paragraph"/>
    <style:style style:name="P7" style:parent-style-name="Normal" style:family="paragraph">
      <style:paragraph-properties fo:margin-left="0.25in">
        <style:tab-stops/>
      </style:paragraph-properties>
    </style:style>
    <style:style style:name="P8" style:parent-style-name="Normal" style:family="paragraph">
      <style:paragraph-properties fo:margin-left="0.25in">
        <style:tab-stops/>
      </style:paragraph-properties>
    </style:style>
    <style:style style:name="P9" style:parent-style-name="Normal" style:family="paragraph">
      <style:paragraph-properties fo:margin-left="0.25in">
        <style:tab-stops/>
      </style:paragraph-properties>
    </style:style>
    <style:style style:name="P10" style:parent-style-name="Normal" style:family="paragraph">
      <style:paragraph-properties fo:margin-left="0.25in">
        <style:tab-stops/>
      </style:paragraph-properties>
    </style:style>
    <style:style style:name="P11" style:parent-style-name="Normal" style:family="paragraph">
      <style:paragraph-properties fo:margin-left="0.25in">
        <style:tab-stops/>
      </style:paragraph-properties>
    </style:style>
    <style:style style:name="P12" style:parent-style-name="Normal" style:family="paragraph">
      <style:paragraph-properties fo:margin-left="0.25in">
        <style:tab-stops/>
      </style:paragraph-properties>
    </style:style>
    <style:style style:name="P13" style:parent-style-name="Normal" style:family="paragraph">
      <style:paragraph-properties fo:margin-left="0.25in">
        <style:tab-stops/>
      </style:paragraph-properties>
    </style:style>
    <style:style style:name="P14" style:parent-style-name="Normal" style:family="paragraph">
      <style:paragraph-properties fo:margin-left="0.25in">
        <style:tab-stops/>
      </style:paragraph-properties>
    </style:style>
  </office:automatic-styles>
  <office:body>
    <office:text text:use-soft-page-breaks="true">
      <text:p text:style-name="P1"><text:tab/><text:tab/><text:tab/><text:tab/><text:tab/><text:tab/>Activité 1 : Audition</text:p>
      <text:p text:style-name="Normal">1)</text:p>
      <text:list text:style-name="LFO1" text:continue-numbering="true">
        <text:list-item>
          <text:p text:style-name="P2">Capture de son : Le son arrive à l'oreille externe et est capté par le pavillon de l'oreille.</text:p>
        </text:list-item>
        <text:list-item>
          <text:p text:style-name="P3">Transmission du son : Le son se propage à travers les osselets de l'oreille moyenne, transmettant les vibrations à la fenêtre ovale.</text:p>
        </text:list-item>
        <text:list-item>
          <text:p text:style-name="P4">Conversion en vibration : Les vibrations sont converties en vibrations mécaniques par le marteau, l'enclume et le nerf auditif à l'intérieur de l'oreille interne.</text:p>
        </text:list-item>
        <text:list-item>
          <text:p text:style-name="P5">Stimulation de l'oreille interne : Les vibrations mécaniques stimulent les cellules ciliées de l'oreille interne, produisant des impulsions électriques.</text:p>
        </text:list-item>
        <text:list-item>
          <text:p text:style-name="P6">Transmission au cerveau : Les impulsions électriques sont transmises au cerveau à travers le nerf auditif pour être interprétées comme du son.</text:p>
        </text:list-item>
      </text:list>
      <text:p text:style-name="P7"/>
      <text:p text:style-name="P8">2)<text:s/>Le niveau sonore minimum perceptible par l'oreille humaine est d'environ 0 décibels (dB) pour une fréquence de 1 000 Hz. Le niveau sonore maximum tolérable sans dommage permanent est d'environ 120 dB pour une fréquence de 1 000 Hz. Les limites exactes peuvent varier en fonction de divers facteurs, tels que la durée d'exposition au son<text:s/>.</text:p>
      <text:p text:style-name="P9"/>
      <text:p text:style-name="P10">3)Son de bases fréquences : dans le fond de la cochlée et haute frequence a la fenêtre ovale</text:p>
      <text:p text:style-name="P11"/>
      <text:p text:style-name="P12">4)<text:s/>Les cellules ciliées se trouvent dans l'oreille interne et participent à la transduction de l'onde sonore en impulsions nerveuses envoyées au cerveau. La destruction de ces cellules peut être causée par des maladies héréditaires, des infections, des dommages chimiques ou thermiques, entre autres. Si suffisamment de cellules ciliées sont endommagées, la capacité de l'oreille à transmettre les signaux sonores est altérée, causant une perte auditive. Cette perte auditive peut être définitive car les cellules ciliées ne peuvent pas être régénérées ou remplacées, ce qui rend la récupération de l'audition impossible.</text:p>
      <text:p text:style-name="P13"/>
      <text:p text:style-name="P14">5)<text:s/>L'oreille est divisée en trois parties: l'oreille externe, l'oreille moyenne et l'oreille interne. Chacune de ces parties joue un rôle crucial dans la capacité de l'oreille à capter des sons d'intensités et de fréquences différentes. L'oreille externe comprend le pavillon et le conduit auditif, qui capturent les ondes sonores et les transmettent à l'oreille moyenne. L'oreille moyenne comprend le marteau, l'enclume et les osselets, qui amplifient les vibrations sonores et les transmettent à l'oreille interne. L'oreille interne comprend le cochlée, qui contient les cellules ciliées responsables de la transduction des vibrations sonores en impulsions nerveuses envoyées au cerveau. La combinaison de ces différentes parties permet à l'oreille de détecter une gamme étendue d'intensités et de fréquences sonore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Paragraphedeliste" style:display-name="Paragraphe de liste"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TESSIER Tibo Francis Louis</meta:initial-creator>
    <dc:creator>TESSIER Tibo Francis Louis</dc:creator>
    <meta:creation-date>2023-01-31T09:34:00Z</meta:creation-date>
    <dc:date>2023-01-31T09:43:00Z</dc:date>
    <meta:template xlink:href="Normal" xlink:type="simple"/>
    <meta:editing-cycles>1</meta:editing-cycles>
    <meta:editing-duration>PT540S</meta:editing-duration>
    <meta:document-statistic meta:page-count="1" meta:paragraph-count="5" meta:word-count="399" meta:character-count="2593" meta:row-count="18" meta:non-whitespace-character-count="2199"/>
  </office:meta>
</office:document-meta>
</file>